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909d" officeooo:paragraph-rsid="0004909d"/>
    </style:style>
    <style:style style:name="P2" style:family="paragraph" style:parent-style-name="Standard">
      <style:text-properties fo:font-weight="bold" officeooo:rsid="0004909d" officeooo:paragraph-rsid="0004909d" style:font-weight-asian="bold" style:font-weight-complex="bold"/>
    </style:style>
    <style:style style:name="P3" style:family="paragraph" style:parent-style-name="Standard">
      <style:text-properties fo:font-weight="normal" officeooo:rsid="0005b45e" officeooo:paragraph-rsid="0005b45e" style:font-weight-asian="normal" style:font-weight-complex="normal"/>
    </style:style>
    <style:style style:name="P4" style:family="paragraph" style:parent-style-name="Standard">
      <style:text-properties fo:color="#c9211e" loext:opacity="100%" fo:font-weight="bold" officeooo:rsid="0005b45e" officeooo:paragraph-rsid="0005b45e" fo:background-color="#ffff00" style:font-weight-asian="bold" style:font-weight-complex="bold"/>
    </style:style>
    <style:style style:name="P5" style:family="paragraph" style:parent-style-name="Standard">
      <style:text-properties fo:color="#c9211e" loext:opacity="100%" fo:font-weight="bold" officeooo:rsid="0005b45e" officeooo:paragraph-rsid="0008ce79" fo:background-color="#ffff00" style:font-weight-asian="bold" style:font-weight-complex="bold"/>
    </style:style>
    <style:style style:name="P6" style:family="paragraph" style:parent-style-name="Standard">
      <style:text-properties fo:color="#c9211e" loext:opacity="100%" fo:font-weight="bold" officeooo:rsid="0005b45e" officeooo:paragraph-rsid="000bca22" fo:background-color="#ffff00" style:font-weight-asian="bold" style:font-weight-complex="bold"/>
    </style:style>
    <style:style style:name="P7" style:family="paragraph" style:parent-style-name="Standard">
      <style:text-properties officeooo:rsid="0008ce79" officeooo:paragraph-rsid="0008ce79"/>
    </style:style>
    <style:style style:name="P8" style:family="paragraph" style:parent-style-name="Standard">
      <style:text-properties officeooo:rsid="000a491c" officeooo:paragraph-rsid="000a491c"/>
    </style:style>
    <style:style style:name="P9" style:family="paragraph" style:parent-style-name="Standard">
      <style:text-properties officeooo:rsid="000bca22" officeooo:paragraph-rsid="000bca22"/>
    </style:style>
    <style:style style:name="P10" style:family="paragraph" style:parent-style-name="Heading_20_3">
      <style:paragraph-properties fo:margin-left="0in" fo:margin-right="0in" fo:text-indent="0in" style:auto-text-indent="false"/>
    </style:style>
    <style:style style:name="P11" style:family="paragraph" style:parent-style-name="Standard" style:list-style-name="L1">
      <style:text-properties officeooo:rsid="0004909d" officeooo:paragraph-rsid="0004909d"/>
    </style:style>
    <style:style style:name="P12" style:family="paragraph" style:parent-style-name="Standard" style:list-style-name="L2">
      <style:text-properties fo:font-weight="normal" officeooo:rsid="0004909d" officeooo:paragraph-rsid="0004909d" style:font-weight-asian="normal" style:font-weight-complex="normal"/>
    </style:style>
    <style:style style:name="P13" style:family="paragraph" style:parent-style-name="Standard" style:list-style-name="L3"/>
    <style:style style:name="P14" style:family="paragraph" style:parent-style-name="Standard" style:list-style-name="L3">
      <style:text-properties officeooo:rsid="0007175a" officeooo:paragraph-rsid="0007175a"/>
    </style:style>
    <style:style style:name="P15" style:family="paragraph" style:parent-style-name="Standard" style:list-style-name="L3">
      <style:text-properties officeooo:rsid="0008ce79" officeooo:paragraph-rsid="0008ce79"/>
    </style:style>
    <style:style style:name="P16" style:family="paragraph" style:parent-style-name="Standard">
      <style:text-properties officeooo:rsid="000bca22" officeooo:paragraph-rsid="000bca22"/>
    </style:style>
    <style:style style:name="P17" style:family="paragraph" style:parent-style-name="Standard">
      <style:text-properties officeooo:rsid="000c2d59" officeooo:paragraph-rsid="000c2d59"/>
    </style:style>
    <style:style style:name="P18" style:family="paragraph" style:parent-style-name="Standard">
      <style:text-properties fo:color="#c9211e" loext:opacity="100%" officeooo:rsid="000c2d59" officeooo:paragraph-rsid="000c2d59" fo:background-color="#ffff00"/>
    </style:style>
    <style:style style:name="P19" style:family="paragraph" style:parent-style-name="Text_20_body">
      <style:paragraph-properties fo:margin-left="0in" fo:margin-right="0in" fo:text-indent="0in" style:auto-text-indent="false"/>
    </style:style>
    <style:style style:name="P20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</style:style>
    <style:style style:name="P21" style:family="paragraph" style:parent-style-name="Text_20_body" style:list-style-name="L4">
      <style:paragraph-properties fo:margin-left="0in" fo:margin-right="0in" fo:text-indent="0in" style:auto-text-indent="false"/>
    </style:style>
    <style:style style:name="P22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23" style:family="paragraph" style:parent-style-name="Text_20_body" style:list-style-name="L5">
      <style:paragraph-properties fo:margin-left="0in" fo:margin-right="0in" fo:text-indent="0in" style:auto-text-indent="false"/>
    </style:style>
    <style:style style:name="P24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</style:style>
    <style:style style:name="P25" style:family="paragraph" style:parent-style-name="Text_20_body" style:list-style-name="L6">
      <style:paragraph-properties fo:margin-left="0in" fo:margin-right="0in" fo:text-indent="0in" style:auto-text-indent="false"/>
    </style:style>
    <style:style style:name="P26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/>
    </style:style>
    <style:style style:name="P27" style:family="paragraph" style:parent-style-name="Text_20_body" style:list-style-name="L7">
      <style:paragraph-properties fo:margin-left="0in" fo:margin-right="0in" fo:text-indent="0in" style:auto-text-indent="false"/>
    </style:style>
    <style:style style:name="P28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/>
    </style:style>
    <style:style style:name="P29" style:family="paragraph" style:parent-style-name="Text_20_body" style:list-style-name="L8">
      <style:paragraph-properties fo:margin-left="0in" fo:margin-right="0in" fo:text-indent="0in" style:auto-text-indent="false"/>
    </style:style>
    <style:style style:name="P30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/>
    </style:style>
    <style:style style:name="P31" style:family="paragraph" style:parent-style-name="Text_20_body" style:list-style-name="L9">
      <style:paragraph-properties fo:margin-left="0in" fo:margin-right="0in" fo:text-indent="0in" style:auto-text-indent="false"/>
    </style:style>
    <style:style style:name="P32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/>
    </style:style>
    <style:style style:name="P33" style:family="paragraph" style:parent-style-name="Text_20_body" style:list-style-name="L10">
      <style:paragraph-properties fo:margin-left="0in" fo:margin-right="0in" fo:text-indent="0in" style:auto-text-indent="false"/>
    </style:style>
    <style:style style:name="P34" style:family="paragraph" style:parent-style-name="Text_20_body">
      <style:text-properties fo:color="#c9211e" loext:opacity="100%" officeooo:rsid="000c2d59" officeooo:paragraph-rsid="000c2d59"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ce79"/>
    </style:style>
    <style:style style:name="T3" style:family="text">
      <style:text-properties officeooo:rsid="000bca2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3</text:p>
      <text:p text:style-name="P1"/>
      <text:p text:style-name="P4">Lecture 1</text:p>
      <text:p text:style-name="P1">Introduction Programming Language:</text:p>
      <text:list text:style-name="L1">
        <text:list-item>
          <text:p text:style-name="P11">A programming language is a formal language for creating instructions for a computer to follow.</text:p>
        </text:list-item>
        <text:list-item>
          <text:p text:style-name="P11">Set of rules and symbols that define the process of writing computer programme.</text:p>
        </text:list-item>
        <text:list-item>
          <text:p text:style-name="P11">* A programming language is like a set of special rules and symbols that you use to give instructions to a computer</text:p>
        </text:list-item>
      </text:list>
      <text:p text:style-name="P2">* Why Python ?</text:p>
      <text:list text:style-name="L2">
        <text:list-item>
          <text:p text:style-name="P12">Widely used in the industry.</text:p>
        </text:list-item>
        <text:list-item>
          <text:p text:style-name="P12">Data Industry.</text:p>
        </text:list-item>
        <text:list-item>
          <text:p text:style-name="P12">A lot of libraries.</text:p>
        </text:list-item>
        <text:list-item>
          <text:p text:style-name="P12">Frontend, Backend, Data Analysis</text:p>
        </text:list-item>
        <text:list-item>
          <text:p text:style-name="P12">Automation</text:p>
        </text:list-item>
        <text:list-item>
          <text:p text:style-name="P12">Image Processing</text:p>
        </text:list-item>
        <text:list-item>
          <text:p text:style-name="P12">databases</text:p>
        </text:list-item>
      </text:list>
      <text:p text:style-name="P3">IDE: - Integrated Development Environment software.</text:p>
      <text:p text:style-name="P3">1991 developed by guido van rossum</text:p>
      <text:p text:style-name="P3"/>
      <text:p text:style-name="P4">Lecture 2</text:p>
      <text:p text:style-name="P4"/>
      <text:list text:style-name="L3">
        <text:list-item>
          <text:p text:style-name="P13"><text:span text:style-name="T1">Variable</text:span> is a reserved memory space for storing value. <text:span text:style-name="T2">&amp; Variables cannot be used as keywords.</text:span></text:p>
        </text:list-item>
        <text:list-item>
          <text:p text:style-name="P14">Rules of defining a variable &gt;&gt; A variable start with a letter(alphabet) or underscore character (_) <text:span text:style-name="T2">&amp; it should not be a keyword.</text:span></text:p>
        </text:list-item>
        <text:list-item>
          <text:p text:style-name="P14"><text:span text:style-name="T1">Keywords</text:span>:- are predefined words that hold a special meaning and have specific purpose in python </text:p>
        </text:list-item>
        <text:list-item>
          <text:p text:style-name="P14">help(‘keywords’) # Syntax</text:p>
        </text:list-item>
        <text:list-item>
          <text:p text:style-name="P14"><text:span text:style-name="T1">Indentation</text:span>: A specific way to write python code. ( 4 spaces or 1 Tab )</text:p>
        </text:list-item>
        <text:list-item>
          <text:p text:style-name="P15"><text:span text:style-name="T1">Type Casting</text:span>: cast means to change the format for e,g num = ‘2’ | new_num = int(num)</text:p>
        </text:list-item>
      </text:list>
      <text:p text:style-name="P7"/>
      <text:p text:style-name="P5">Lecture <text:span text:style-name="T2">3</text:span></text:p>
      <text:p text:style-name="P5"/>
      <text:p text:style-name="P8">Mutability: Change Something | Objects/Container whose state or value can be changed after they are created are called as mutable objects or container, also called as item assignment.</text:p>
      <text:p text:style-name="P8">list is a type of mutable object/ supports item assignment</text:p>
      <text:p text:style-name="P8"/>
      <text:p text:style-name="P8">Immutability: Don’t Change Something | Objects/Container whose state or value can not be changed after they are created are called as immutable objects or container, also called as item assignment.</text:p>
      <text:p text:style-name="P8">string is a type of immutable object/ doesn’t supports item assignment</text:p>
      <text:p text:style-name="P8"/>
      <text:p text:style-name="P6">Lecture <text:span text:style-name="T3">4</text:span></text:p>
      <text:p text:style-name="P6"/>
      <text:p text:style-name="P9">* Python Operators: - Special Keywords/symbols that are used to perform operations on values or variables</text:p>
      <text:p text:style-name="P9"/>
      <text:p text:style-name="P9">Why ? =&gt; We Want to manage, do computation and make decision using data.</text:p>
      <text:p text:style-name="P9"/>
      <text:p text:style-name="P17"/>
      <text:p text:style-name="P17"/>
      <text:p text:style-name="P18"><text:soft-page-break/>Summary</text:p>
      <text:p text:style-name="P18"/>
      <text:p text:style-name="P34"><text:span text:style-name="Strong_20_Emphasis">Introduction to python</text:span></text:p>
      <text:list text:style-name="L4">
        <text:list-item>
          <text:p text:style-name="P20">Python is a programming language that is easy to understand and write, making it a popular choice among developers and programmers. </text:p>
        </text:list-item>
        <text:list-item>
          <text:p text:style-name="P20">It is compatible with various programming paradigms, such as procedural, object-oriented, and functional programming. </text:p>
        </text:list-item>
        <text:list-item>
          <text:p text:style-name="P21">Python has a large and active community of developers, an extensive standard library, and third-party packages for various domains. </text:p>
        </text:list-item>
      </text:list>
      <text:p text:style-name="P19"><text:span text:style-name="Strong_20_Emphasis">Predefined keywords</text:span> </text:p>
      <text:list text:style-name="L5">
        <text:list-item>
          <text:p text:style-name="P22">Keywords are reserved words in Python that have special meanings and cannot be used as identifiers (variable names, function names, etc.). </text:p>
        </text:list-item>
        <text:list-item>
          <text:p text:style-name="P22">Examples of keywords include if, else, while, for, def, class, import, try, except, return, True, False, None, etc.</text:p>
        </text:list-item>
        <text:list-item>
          <text:p text:style-name="P23">Keywords are case-sensitive and cannot be redefined or overridden within a Python program.</text:p>
        </text:list-item>
      </text:list>
      <text:p text:style-name="P19"><text:span text:style-name="Strong_20_Emphasis">Mutability &amp; Immutability. </text:span></text:p>
      <text:list text:style-name="L6">
        <text:list-item>
          <text:p text:style-name="P24">In Python, objects can be either changeable (modifiable) or unchangeable (unchangeable). </text:p>
        </text:list-item>
        <text:list-item>
          <text:p text:style-name="P24">Mutable objects, such as lists and dictionaries, can be modified after creation, while immutable objects, such as tuples and strings, cannot. </text:p>
        </text:list-item>
        <text:list-item>
          <text:p text:style-name="P25">Mutability affects how objects are stored and manipulated in memory, impacting performance, memory usage, and concurrency in Python programs. </text:p>
        </text:list-item>
      </text:list>
      <text:p text:style-name="P19"><text:span text:style-name="Strong_20_Emphasis">Operators</text:span></text:p>
      <text:list text:style-name="L7">
        <text:list-item>
          <text:p text:style-name="P26">Operators are special symbols or keywords that are used to carry out specific actions on numbers or variables in Python expressions. </text:p>
        </text:list-item>
        <text:list-item>
          <text:p text:style-name="P26">Python supports various types of operators, including arithmetic operators (+, -, *, /), comparison operators (==, !=, &lt;, &gt;), logical operators (and, or, not), assignment operators (=, +=, -=, *=, /=), etc.</text:p>
        </text:list-item>
        <text:list-item>
          <text:p text:style-name="P27">Operators have precedence and associativity rules that determine the order of evaluation in expressions.</text:p>
        </text:list-item>
      </text:list>
      <text:p text:style-name="P19"><text:span text:style-name="Strong_20_Emphasis">Type Casting </text:span></text:p>
      <text:list text:style-name="L8">
        <text:list-item>
          <text:p text:style-name="P28">Type casting, also referred to as type conversion, is the process of changing one data type to another in Python. </text:p>
        </text:list-item>
        <text:list-item>
          <text:p text:style-name="P28">Python provides built-in functions for type casting, such as int(), float(), str(), list(), tuple(), dict(), etc.</text:p>
        </text:list-item>
        <text:list-item>
          <text:p text:style-name="P29">Type casting is often necessary for performing arithmetic operations, data manipulation, and input/output operations in Python programs.</text:p>
        </text:list-item>
      </text:list>
      <text:h text:style-name="P10" text:outline-level="3"><text:span text:style-name="Strong_20_Emphasis">Conditionals</text:span></text:h>
      <text:list text:style-name="L9">
        <text:list-item>
          <text:p text:style-name="P30">Conditionals in Python are used to execute code based on the evaluation of one or more conditions.</text:p>
        </text:list-item>
        <text:list-item>
          <text:p text:style-name="P30"><text:soft-page-break/>Python supports conditional statements such as if, elif (else if), and else to control the flow of execution.</text:p>
        </text:list-item>
        <text:list-item>
          <text:p text:style-name="P31">Conditionals can be nested to handle multiple conditions and control different branches of execution based on the outcome of logical expressions.</text:p>
        </text:list-item>
      </text:list>
      <text:p text:style-name="P19"><text:span text:style-name="Strong_20_Emphasis">Loops</text:span></text:p>
      <text:list text:style-name="L10">
        <text:list-item>
          <text:p text:style-name="P32">In Python, loops are employed to repeat a sequence of actions or code until a specific condition is fulfilled. </text:p>
        </text:list-item>
        <text:list-item>
          <text:p text:style-name="P32">Python offers two primary types of loops: for loops and while loops. </text:p>
        </text:list-item>
        <text:list-item>
          <text:p text:style-name="P33">“for” loops are used for iterating over a sequence of elements, while “while” loops are used for executing code until a specified condition becomes False</text:p>
        </text:list-item>
      </text:list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0:01:34.289105024</meta:creation-date>
    <dc:date>2025-03-06T19:03:22.592569211</dc:date>
    <meta:editing-duration>PT36M1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60" meta:word-count="736" meta:character-count="4521" meta:non-whitespace-character-count="3867"/>
  </office:meta>
</office:document-meta>
</file>